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0.71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28_Default_29__20_Title_20_Master-notes">
      <style:graphic-properties draw:fill-color="#ffffff" fo:min-height="12.322cm" fo:wrap-option="wrap"/>
    </style:style>
    <style:style style:name="pr2" style:family="presentation" style:parent-style-name="_28_Default_29__20_Title_20_Master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style:punctuation-wrap="simple" style:line-break="strict"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8_Default_29__20_Title_20_Master" presentation:presentation-page-layout-name="AL1T0">
        <draw:custom-shape draw:style-name="gr1" draw:text-style-name="P1" draw:layer="layout" svg:width="13.97cm" svg:height="4.28cm" svg:x="13.67cm" svg:y="6.8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065cm" svg:height="5.945cm" svg:x="1.27cm" svg:y="6.755cm">
          <text:p text:style-name="P1">Servic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65cm" svg:height="1.27cm" svg:x="1.27cm" svg:y="13.035cm">
          <text:p text:style-name="P1">MongoD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755cm" svg:height="1.27cm" svg:x="1.27cm" svg:y="5.08cm">
          <text:p text:style-name="P1">REST AP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45cm" svg:height="1.27cm" svg:x="9.09cm" svg:y="3.61cm">
          <text:p text:style-name="P1">Mobile UI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1.27cm" svg:x="1.27cm" svg:y="3.61cm">
          <text:p text:style-name="P1">OPS U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1.27cm" svg:x="10.16cm" svg:y="5.08cm">
          <text:p text:style-name="P1">Routes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1.062cm" svg:x="17.915cm" svg:y="11.303cm">
          <text:p text:style-name="P1">wecha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062cm" svg:x="13.77cm" svg:y="11.303cm">
          <text:p text:style-name="P1">web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35cm" svg:height="0.958cm" svg:x="13.77cm" svg:y="12.677cm">
          <text:p text:style-name="P1">wxpublisher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932cm" svg:height="0.964cm" svg:x="1.513cm" svg:y="6.985cm">
          <draw:text-box>
            <text:p text:style-name="P2">Services</text:p>
          </draw:text-box>
        </draw:frame>
        <draw:custom-shape draw:style-name="gr2" draw:text-style-name="P1" draw:layer="layout" svg:width="2.54cm" svg:height="0.635cm" svg:x="1.905cm" svg:y="8.02cm">
          <text:p text:style-name="P1">Pla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8cm" svg:height="0.835cm" svg:x="13.905cm" svg:y="7.085cm">
          <text:p text:style-name="P1">Place Doma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01cm" svg:height="0.935cm" svg:x="13.884cm" svg:y="8.188cm">
          <text:p text:style-name="P1">Parent Doma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75cm" svg:height="0.835cm" svg:x="23.16cm" svg:y="8.255cm">
          <text:p text:style-name="P1">ChkBin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75cm" svg:height="0.835cm" svg:x="19.985cm" svg:y="8.255cm">
          <text:p text:style-name="P1">ChkRe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75cm" svg:height="0.835cm" svg:x="23.161cm" svg:y="7.056cm">
          <text:p text:style-name="P1">ChkBin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61cm" svg:height="0.935cm" svg:x="13.87cm" svg:y="9.425cm">
          <text:p text:style-name="P1">WeeXiao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54cm" svg:height="0.935cm" svg:x="17.431cm" svg:y="9.425cm">
          <text:p text:style-name="P1">Story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4.88cm" svg:y="3.61cm">
          <text:p text:style-name="P1">WEB U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254cm" svg:height="0.935cm" svg:x="19.971cm" svg:y="9.425cm">
          <text:p text:style-name="P1">Joke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28_Default_29__20_Title_20_Master" presentation:presentation-page-layout-name="AL2T1">
        <draw:frame draw:style-name="gr5" draw:layer="layout" svg:width="6.535cm" svg:height="5.716cm" svg:x="1.905cm" svg:y="2.381cm">
          <draw:text-box>
            <text:p>模块名称</text:p>
            <text:p>模块编码 register</text:p>
            <text:p/>
            <text:p>WEB入口</text:p>
            <text:p/>
            <text:p>文本匹配关键字 注册</text:p>
            <text:p>返回文本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pr1" style:family="presentation" style:parent-style-name="_28_Default_29__20_Title_20_Master-backgroundobjects">
      <style:graphic-properties draw:stroke="none" draw:fill="none" draw:fill-color="#ffffff" draw:auto-grow-height="false" fo:min-height="1.449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draw:auto-grow-height="false" fo:min-height="1.397cm" fo:wrap-option="wrap"/>
    </style:style>
    <style:style style:name="Mpr3" style:family="presentation" style:parent-style-name="_28_Default_29__20_Title_20_Master-backgroundobjects">
      <style:graphic-properties draw:stroke="none" draw:fill="none" draw:fill-color="#ffffff" draw:textarea-vertical-align="bottom" draw:auto-grow-height="false" fo:min-height="1.397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draw:auto-grow-height="false" fo:min-height="1.449cm" fo:wrap-option="wrap"/>
    </style:style>
    <style:style style:name="Mpr5" style:family="presentation" style:parent-style-name="_28_Default_29__20_Title_2f_Text_20_Master-backgroundobjects">
      <style:graphic-properties draw:stroke="none" draw:fill="none" draw:fill-color="#ffffff" draw:auto-grow-height="false" fo:min-height="1.397cm" fo:wrap-option="wrap"/>
    </style:style>
    <style:style style:name="Mpr6" style:family="presentation" style:parent-style-name="_28_Default_29__20_Title_2f_Text_20_Master-backgroundobjects">
      <style:graphic-properties draw:stroke="none" draw:fill="none" draw:fill-color="#ffffff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28_Default_29__20_Title_20_Master" style:display-name="(Default) Title Master" style:page-layout-name="PM1" draw:style-name="Mdp1">
      <draw:frame presentation:style-name="_28_Default_29__20_Title_20_Master-title" draw:layer="backgroundobjects" svg:width="23.848cm" svg:height="4.494cm" svg:x="2.075cm" svg:y="5.617cm" presentation:class="title" presentation:placeholder="true">
        <draw:text-box/>
      </draw:frame>
      <draw:frame presentation:style-name="_28_Default_29__20_Title_20_Master-subtitle" draw:layer="backgroundobjects" svg:width="19.631cm" svg:height="5.347cm" svg:x="4.183cm" svg:y="11cm" presentation:class="subtitl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_28_Default_29__20_Title_20_Master-outline1" draw:layer="backgroundobjects" svg:width="24.639cm" svg:height="12.18cm" svg:x="1.4cm" svg:y="4.914cm" presentation:class="outline" presentation:placeholder="true">
        <draw:text-box/>
      </draw:frame>
      <presentation:notes style:page-layout-name="PM0">
        <draw:page-thumbnail presentation:style-name="_28_Default_29__20_Title_20_Master-title" draw:layer="backgroundobjects" svg:width="13.968cm" svg:height="10.476cm" svg:x="3.81cm" svg:y="2.123cm" presentation:class="page"/>
        <draw:frame presentation:style-name="_28_Default_29__20_Title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_28_Default_29__20_Title_2f_Text_20_Master-title" draw:layer="backgroundobjects" svg:width="25.199cm" svg:height="3.506cm" svg:x="1.4cm" svg:y="0.837cm" presentation:class="title" presentation:placeholder="true">
        <draw:text-box/>
      </draw:frame>
      <draw:frame presentation:style-name="_28_Default_29__20_Title_2f_Text_20_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28_Default_29__20_Title_2f_Text_20_Master-title" draw:layer="backgroundobjects" svg:width="0.001cm" svg:height="0.001cm" svg:x="0cm" svg:y="2.123cm" presentation:class="page"/>
        <draw:frame presentation:style-name="_28_Default_29__20_Title_2f_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4-26T14:22:58.60</meta:creation-date>
    <dc:date>2013-11-07T16:03:00.49</dc:date>
    <meta:editing-duration>PT40M51S</meta:editing-duration>
    <meta:editing-cycles>44</meta:editing-cycles>
    <meta:generator>LibreOffice/4.0.0.3$Windows_x86 LibreOffice_project/7545bee9c2a0782548772a21bc84a9dcc583b89</meta:generator>
    <meta:document-statistic meta:object-count="59"/>
  </office:meta>
</office:document-meta>
</file>